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Aufzählungszeichen">
      <style:paragraph-properties fo:margin-left="0cm" fo:margin-right="0cm" fo:text-indent="0cm" style:auto-text-indent="false"/>
    </style:style>
    <style:style style:name="P5" style:family="paragraph" style:parent-style-name="Header">
      <style:paragraph-properties fo:text-align="center" style:justify-single-word="false"/>
    </style:style>
    <style:style style:name="P6" style:family="paragraph" style:parent-style-name="Header">
      <style:text-properties fo:language="none" fo:country="none" style:language-asian="none" style:country-asian="none"/>
    </style:style>
    <style:style style:name="P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2" style:master-page-name="Standard">
      <style:paragraph-properties style:page-number="auto"/>
      <style:text-properties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1pt" style:text-underline-style="none" fo:font-weight="normal" style:letter-kerning="true" style:font-size-asian="11pt" style:font-weight-asian="normal" style:font-size-complex="9pt"/>
    </style:style>
    <style:style style:name="T2" style:family="text">
      <style:text-properties style:font-name-asian="Arial1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font-size="8pt" style:font-size-asian="8pt"/>
    </style:style>
    <style:style style:name="T5" style:family="text">
      <style:text-properties fo:font-size="8pt" style:font-name-asian="Arial1" style:font-size-asian="8pt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name-asian="Arial1" style:font-size-asian="12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haltsverzeichnis</text:p>
      <text:p text:style-name="Standard"/>
      <text:p text:style-name="Standard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9"><text:a xlink:type="simple" xlink:href="#__RefHeading__2_1078047903">1 Projektanalyse<text:tab/>3</text:a></text:p>
          <text:p text:style-name="P7"><text:a xlink:type="simple" xlink:href="#__RefHeading__4_1078047903">1.1 Projekthintergrund<text:tab/>3</text:a></text:p>
          <text:p text:style-name="P7"><text:a xlink:type="simple" xlink:href="#__RefHeading__6_1078047903">1.2 Ist-Zustand<text:tab/>3</text:a></text:p>
          <text:p text:style-name="P7"><text:a xlink:type="simple" xlink:href="#__RefHeading__8_1078047903">1.3 Projektziel<text:tab/>3</text:a></text:p>
          <text:p text:style-name="P7"><text:a xlink:type="simple" xlink:href="#__RefHeading__10_1078047903">1.4 Projektumfeld<text:tab/>3</text:a></text:p>
          <text:p text:style-name="P7"><text:a xlink:type="simple" xlink:href="#__RefHeading__12_1078047903">1.5 Projektauftrag<text:tab/>3</text:a></text:p>
          <text:p text:style-name="P9"><text:a xlink:type="simple" xlink:href="#__RefHeading__14_1078047903">2 Projektplanung<text:tab/>3</text:a></text:p>
          <text:p text:style-name="P7"><text:a xlink:type="simple" xlink:href="#__RefHeading__16_1078047903">2.1 Zeitrahmen <text:tab/>3</text:a></text:p>
          <text:p text:style-name="P7"><text:a xlink:type="simple" xlink:href="#__RefHeading__18_1078047903">2.2 Ressourcenplanung<text:tab/>3</text:a></text:p>
          <text:p text:style-name="P10"><text:a xlink:type="simple" xlink:href="#__RefHeading__20_1078047903">2.2.1 Hard- und Software<text:tab/>3</text:a></text:p>
          <text:p text:style-name="P10"><text:a xlink:type="simple" xlink:href="#__RefHeading__22_1078047903">2.2.2 Personal<text:tab/>3</text:a></text:p>
          <text:p text:style-name="P7"><text:a xlink:type="simple" xlink:href="#__RefHeading__24_1078047903">2.3 Kostenplanung<text:tab/>3</text:a></text:p>
          <text:p text:style-name="P7"><text:a xlink:type="simple" xlink:href="#__RefHeading__26_1078047903">2.4 Projektablaufplanung<text:tab/>3</text:a></text:p>
          <text:p text:style-name="P10"><text:a xlink:type="simple" xlink:href="#__RefHeading__28_1078047903">2.4.1 Planungsphase<text:tab/>3</text:a></text:p>
          <text:p text:style-name="P10"><text:a xlink:type="simple" xlink:href="#__RefHeading__30_1078047903">2.4.2 Realisierungsphase und Entwicklungsphase<text:tab/>3</text:a></text:p>
          <text:p text:style-name="P10"><text:a xlink:type="simple" xlink:href="#__RefHeading__32_1078047903">2.4.3 Testphase<text:tab/>3</text:a></text:p>
          <text:p text:style-name="P10"><text:a xlink:type="simple" xlink:href="#__RefHeading__34_1078047903">2.4.4 Rollout<text:tab/>3</text:a></text:p>
          <text:p text:style-name="P10"><text:a xlink:type="simple" xlink:href="#__RefHeading__36_1078047903">2.4.5 Dokumentation<text:tab/>4</text:a></text:p>
          <text:p text:style-name="P9"><text:a xlink:type="simple" xlink:href="#__RefHeading__38_1078047903">3 Entwicklung und Realisierung des Datenmodells<text:tab/>4</text:a></text:p>
          <text:p text:style-name="P7"><text:a xlink:type="simple" xlink:href="#__RefHeading__40_1078047903">3.1 Entitäten<text:tab/>4</text:a></text:p>
          <text:p text:style-name="P10"><text:a xlink:type="simple" xlink:href="#__RefHeading__42_1078047903">3.1.1 Kunden-Entität<text:tab/>4</text:a></text:p>
          <text:p text:style-name="P10"><text:a xlink:type="simple" xlink:href="#__RefHeading__44_1078047903">3.1.2 Anlagen-Entität<text:tab/>4</text:a></text:p>
          <text:p text:style-name="P7"><text:a xlink:type="simple" xlink:href="#__RefHeading__46_1078047903">3.2 Datenmodell<text:tab/>4</text:a></text:p>
          <text:p text:style-name="P7"><text:a xlink:type="simple" xlink:href="#__RefHeading__48_1078047903">3.3 Entity-Relationship-Model<text:tab/>4</text:a></text:p>
          <text:p text:style-name="P7"><text:a xlink:type="simple" xlink:href="#__RefHeading__50_1078047903">3.4 Realisierung des Datenmodells<text:tab/>4</text:a></text:p>
          <text:p text:style-name="P10"><text:a xlink:type="simple" xlink:href="#__RefHeading__52_1078047903">3.4.1 Referentielle Integrität<text:tab/>4</text:a></text:p>
          <text:p text:style-name="P9"><text:a xlink:type="simple" xlink:href="#__RefHeading__54_1078047903">4 Entwurf der Eingabemasken-Realisierung der Funktionalitäten<text:tab/>4</text:a></text:p>
          <text:p text:style-name="P9"><text:a xlink:type="simple" xlink:href="#__RefHeading__56_1078047903">5 Projektabschluss<text:tab/>4</text:a></text:p>
          <text:p text:style-name="P7"><text:soft-page-break/><text:a xlink:type="simple" xlink:href="#__RefHeading__58_1078047903">5.1 Programmtest und Datenintegrität<text:tab/>4</text:a></text:p>
          <text:p text:style-name="P7"><text:a xlink:type="simple" xlink:href="#__RefHeading__60_1078047903">5.2 Rollout, Benutzereinführung und Projetabnahme<text:tab/>4</text:a></text:p>
          <text:p text:style-name="P7"><text:a xlink:type="simple" xlink:href="#__RefHeading__62_1078047903">5.3 Projektbewertung<text:tab/>4</text:a></text:p>
          <text:p text:style-name="P7"><text:a xlink:type="simple" xlink:href="#__RefHeading__64_1078047903">5.4 Ausblick<text:tab/>4</text:a></text:p>
        </text:index-body>
      </text:table-of-content>
      <text:p text:style-name="P1"/>
      <text:p text:style-name="P2">Anlagen</text:p>
      <text:p text:style-name="Standard">SprüfV</text:p>
      <text:p text:style-name="Standard">Projektauftrag</text:p>
      <text:p text:style-name="Standard">Programm-Eingabemasken</text:p>
      <text:p text:style-name="Standard">Quellenangabe</text:p>
      <text:h text:style-name="P3" text:outline-level="1"><text:bookmark text:name="__RefHeading__2_1078047903"/>Projektanalyse<text:bookmark-end text:name="__RefHeading__2_1078047903"/></text:h>
      <text:h text:style-name="Heading_20_2" text:outline-level="2"><text:bookmark text:name="__RefHeading__4_1078047903"/>Projekthintergrund<text:bookmark-end text:name="__RefHeading__4_1078047903"/></text:h>
      <text:p text:style-name="Standard"><text:tab/></text:p>
      <text:p text:style-name="Standard"><text:tab/>Die Wine-of-the-Wines-Foundation (WoWF) ist eine Organisation, die jedes Jahr <text:tab/>die besten Weine aus allen Herrenländern kürt. Dieses Jahr kommt ein weiterer <text:tab/>Zweig neben der Bewertung von Weinen hinzu. Die besten Weine der Welt soll<text:tab/>en über Weingeschäfte in Deutschland verkauft werden. </text:p>
      <text:p text:style-name="Text_20_body"><text:tab/>Die WoWF ist seit vielen Jahren treuer Kunde unserer Systemabteilung. Die ge<text:tab/>samte Systeminfrastruktur ist von unserem Unternehmen umgesetzt worden.<text:tab/>Nun soll auch die Softwareabteilung ein Projekt erhalten und ein Programm zur <text:tab/>Verwaltung der Weine entwickeln.</text:p>
      <text:h text:style-name="Heading_20_2" text:outline-level="2"><text:bookmark text:name="__RefHeading__6_1078047903"/>Ist-Zustand<text:bookmark-end text:name="__RefHeading__6_1078047903"/></text:h>
      <text:p text:style-name="Standard"><text:tab/></text:p>
      <text:p text:style-name="Standard"><text:tab/>Zurzeit werden Weine in verschiedenen Excel-Tabellen verwaltet. Es gibt drei <text:tab/>Dateien in denen jeweils die Weine, Winzer und Rebsorten getrennt aufgelistet <text:tab/>werden. Bestellungen können nach dem heutigen Stand noch nicht getätigt wer<text:tab/>den. </text:p>
      <text:p text:style-name="Standard"/>
      <text:h text:style-name="Heading_20_2" text:outline-level="2"><text:bookmark text:name="__RefHeading__8_1078047903"/>Projektziel<text:bookmark-end text:name="__RefHeading__8_1078047903"/></text:h>
      <text:p text:style-name="Standard"/>
      <text:p text:style-name="Standard"><text:tab/></text:p>
      <text:p text:style-name="Standard"/>
      <text:p text:style-name="Standard"><text:tab/></text:p>
      <text:h text:style-name="Heading_20_2" text:outline-level="2"><text:bookmark text:name="__RefHeading__10_1078047903"/>Projektumfeld<text:bookmark-end text:name="__RefHeading__10_1078047903"/></text:h>
      <text:p text:style-name="Standard"/>
      <text:p text:style-name="Standard"><text:tab/>Die I-Heart-IT GmbH ist ein System- und Softwarehaus im Herzen Münchens. <text:tab/>Sie beschäftigt sich zu einem großen Teil mit Kundenaufträgen aus der Lebens<text:tab/>mittelindustrie. </text:p>
      <text:p text:style-name="Standard"/>
      <text:h text:style-name="Heading_20_2" text:outline-level="2"><text:bookmark text:name="__RefHeading__12_1078047903"/><text:soft-page-break/>Projektauftrag<text:bookmark-end text:name="__RefHeading__12_1078047903"/></text:h>
      <text:p text:style-name="Standard"/>
      <text:h text:style-name="Heading_20_1" text:outline-level="1"><text:bookmark text:name="__RefHeading__14_1078047903"/>Projektplanung<text:bookmark-end text:name="__RefHeading__14_1078047903"/></text:h>
      <text:h text:style-name="Heading_20_2" text:outline-level="2"><text:bookmark text:name="__RefHeading__16_1078047903"/>Zeitrahmen<text:span text:style-name="T2"> </text:span><text:bookmark-end text:name="__RefHeading__16_1078047903"/></text:h>
      <text:h text:style-name="Heading_20_2" text:outline-level="2"><text:bookmark text:name="__RefHeading__18_1078047903"/>Ressourcenplanung<text:bookmark-end text:name="__RefHeading__18_1078047903"/></text:h>
      <text:h text:style-name="Heading_20_3" text:outline-level="3"><text:bookmark text:name="__RefHeading__20_1078047903"/>Hard-<text:span text:style-name="T2"> </text:span>und<text:span text:style-name="T2"> </text:span>Software<text:bookmark-end text:name="__RefHeading__20_1078047903"/></text:h>
      <text:h text:style-name="Heading_20_3" text:outline-level="3"><text:bookmark text:name="__RefHeading__22_1078047903"/>Personal<text:bookmark-end text:name="__RefHeading__22_1078047903"/></text:h>
      <text:h text:style-name="Heading_20_2" text:outline-level="2"><text:bookmark text:name="__RefHeading__24_1078047903"/>Kostenplanung<text:bookmark-end text:name="__RefHeading__24_1078047903"/></text:h>
      <text:h text:style-name="Heading_20_2" text:outline-level="2"><text:bookmark text:name="__RefHeading__26_1078047903"/>Projektablaufplanung<text:bookmark-end text:name="__RefHeading__26_1078047903"/></text:h>
      <text:h text:style-name="Heading_20_3" text:outline-level="3"><text:bookmark text:name="__RefHeading__28_1078047903"/><text:span text:style-name="Emphasis">Planungsphase</text:span><text:bookmark-end text:name="__RefHeading__28_1078047903"/></text:h>
      <text:h text:style-name="Heading_20_3" text:outline-level="3"><text:bookmark text:name="__RefHeading__30_1078047903"/><text:span text:style-name="Emphasis">Realisierungsphase</text:span><text:span text:style-name="Emphasis"><text:span text:style-name="T2"> </text:span></text:span><text:span text:style-name="Emphasis">und</text:span><text:span text:style-name="Emphasis"><text:span text:style-name="T2"> </text:span></text:span><text:span text:style-name="Emphasis">Entwicklungsphase</text:span><text:bookmark-end text:name="__RefHeading__30_1078047903"/></text:h>
      <text:h text:style-name="Heading_20_3" text:outline-level="3"><text:bookmark text:name="__RefHeading__32_1078047903"/><text:span text:style-name="Emphasis">Testphase</text:span><text:bookmark-end text:name="__RefHeading__32_1078047903"/></text:h>
      <text:h text:style-name="Heading_20_3" text:outline-level="3"><text:bookmark text:name="__RefHeading__34_1078047903"/><text:span text:style-name="Emphasis">Rollout</text:span><text:bookmark-end text:name="__RefHeading__34_1078047903"/></text:h>
      <text:p text:style-name="Standard">Aufwandschätzung:<text:span text:style-name="T2"> </text:span>2<text:span text:style-name="T2"> </text:span>Stunden</text:p>
      <text:h text:style-name="Heading_20_3" text:outline-level="3"><text:bookmark text:name="__RefHeading__36_1078047903"/><text:span text:style-name="Emphasis">Dokumentation</text:span><text:bookmark-end text:name="__RefHeading__36_1078047903"/></text:h>
      <text:list xml:id="list27582786" text:style-name="WW8Num1">
        <text:list-header>
          <text:p text:style-name="P4"/>
        </text:list-header>
      </text:list>
      <text:h text:style-name="Heading_20_1" text:outline-level="1"><text:bookmark text:name="__RefHeading__38_1078047903"/><text:soft-page-break/>Entwicklung<text:span text:style-name="T2"> </text:span>und<text:span text:style-name="T2"> </text:span>Realisierung<text:span text:style-name="T2"> </text:span>des<text:span text:style-name="T2"> </text:span>Datenmodells<text:bookmark-end text:name="__RefHeading__38_1078047903"/></text:h>
      <text:h text:style-name="Heading_20_2" text:outline-level="2"><text:bookmark text:name="__RefHeading__46_1078047903"/>Datenmodell<text:bookmark-end text:name="__RefHeading__46_1078047903"/></text:h>
      <text:h text:style-name="Heading_20_2" text:outline-level="2"><text:bookmark text:name="__RefHeading__48_1078047903"/>Entity-Relationship-Model<text:bookmark-end text:name="__RefHeading__48_1078047903"/></text:h>
      <text:h text:style-name="Heading_20_2" text:outline-level="2"><text:bookmark text:name="__RefHeading__50_1078047903"/>Realisierung<text:span text:style-name="T2"> </text:span>des<text:span text:style-name="T2"> </text:span>Datenmodells<text:bookmark-end text:name="__RefHeading__50_1078047903"/></text:h>
      <text:h text:style-name="Heading_20_3" text:outline-level="3"><text:bookmark text:name="__RefHeading__52_1078047903"/>Referentielle<text:span text:style-name="T2"> </text:span>Integrität<text:bookmark-end text:name="__RefHeading__52_1078047903"/></text:h>
      <text:h text:style-name="Heading_20_1" text:outline-level="1"><text:bookmark text:name="__RefHeading__54_1078047903"/>Entwurf<text:span text:style-name="T2"> </text:span>der<text:span text:style-name="T2"> </text:span>Eingabemasken-Realisierung<text:span text:style-name="T2"> </text:span>der<text:span text:style-name="T2"> </text:span>Funktionalitäten<text:bookmark-end text:name="__RefHeading__54_1078047903"/></text:h>
      <text:h text:style-name="Heading_20_1" text:outline-level="1"><text:bookmark text:name="__RefHeading__56_1078047903"/>Projektabschluss<text:bookmark-end text:name="__RefHeading__56_1078047903"/></text:h>
      <text:h text:style-name="Heading_20_2" text:outline-level="2"><text:bookmark text:name="__RefHeading__58_1078047903"/>Programmtest<text:span text:style-name="T2"> </text:span>und<text:span text:style-name="T2"> </text:span>Datenintegrität<text:bookmark-end text:name="__RefHeading__58_1078047903"/></text:h>
      <text:p text:style-name="Standard"/>
      <text:h text:style-name="Heading_20_2" text:outline-level="2"><text:bookmark text:name="__RefHeading__60_1078047903"/>Rollout,<text:span text:style-name="T2"> </text:span>Benutzereinführung<text:span text:style-name="T2"> </text:span>und<text:span text:style-name="T2"> </text:span>Projetabnahme<text:bookmark-end text:name="__RefHeading__60_1078047903"/></text:h>
      <text:p text:style-name="Standard"/>
      <text:h text:style-name="Heading_20_2" text:outline-level="2"><text:bookmark text:name="__RefHeading__62_1078047903"/>Projektbewertung<text:bookmark-end text:name="__RefHeading__62_1078047903"/></text:h>
      <text:p text:style-name="Standard"/>
      <text:h text:style-name="Heading_20_2" text:outline-level="2"><text:bookmark text:name="__RefHeading__64_1078047903"/>Ausblick<text:bookmark-end text:name="__RefHeading__64_1078047903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1pt" fo:language="de" fo:country="D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1.401cm" style:line-height-at-least="0.72cm" fo:orphans="2" fo:widows="2" fo:hyphenation-ladder-count="no-limit" fo:text-indent="0cm" style:auto-text-indent="false" style:writing-mode="lr-tb"/>
      <style:text-properties style:use-window-font-color="true" style:font-name="Arial1" fo:font-size="11pt" fo:letter-spacing="-0.007cm" fo:language="de" fo:country="DE" style:font-name-asian="Times New Roman" style:font-size-asian="11pt" style:font-name-complex="Arial1" style:font-size-complex="9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2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1.401cm" fo:margin-top="0.423cm" fo:margin-bottom="0.353cm" fo:text-indent="-0.76cm" style:auto-text-indent="false" fo:keep-with-next="always"/>
      <style:text-properties fo:font-size="16pt" style:text-underline-style="solid" style:text-underline-width="bold" style:text-underline-color="font-color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.76cm" fo:margin-top="0.176cm" fo:margin-bottom="0.176cm" fo:text-indent="0cm" style:auto-text-indent="false" fo:keep-with-next="always"/>
      <style:text-properties fo:font-size="12pt" fo:letter-spacing="-0.004cm" style:text-underline-style="solid" style:text-underline-width="auto" style:text-underline-color="font-color" fo:font-weight="bold" style:font-size-asian="12pt" style:font-weight-asian="bold" style:font-size-complex="11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762cm" fo:margin-top="0.423cm" fo:margin-bottom="0.106cm" fo:text-indent="0cm" style:auto-text-indent="false" fo:keep-with-next="always"/>
      <style:text-properties fo:letter-spacing="-0.004cm" fo:font-style="italic" style:font-style-asian="italic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Times New Roman" style:font-name-complex="Times New Roman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font-style="italic" style:font-style-asian="italic" style:font-name-complex="Times New Roman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fo:font-size="11pt" style:font-size-asian="11pt" style:font-size-complex="11pt"/>
    </style:style>
    <style:style style:name="Formatvorlage1" style:family="paragraph" style:parent-style-name="Standard" style:next-style-name="Aufzählungszeichen">
      <style:paragraph-properties fo:margin-left="0cm" fo:margin-right="1.401cm" fo:text-indent="0cm" style:auto-text-indent="false"/>
    </style:style>
    <style:style style:name="Aufzählungszeichen" style:family="paragraph" style:parent-style-name="Standard" style:list-style-name="WW8Num1">
      <style:paragraph-properties fo:margin-left="0.6cm" fo:margin-right="1.401cm" fo:margin-top="0.176cm" fo:margin-bottom="0.176cm" fo:line-height="150%" fo:text-indent="-0.6cm" style:auto-text-indent="false"/>
    </style:style>
    <style:style style:name="Standard_20__28_Web_29_" style:display-name="Standard (Web)" style:family="paragraph" style:parent-style-name="Standard">
      <style:paragraph-properties fo:margin-left="0cm" fo:margin-right="1.401cm" fo:margin-top="0.176cm" fo:margin-bottom="0.176cm" fo:text-indent="0cm" style:auto-text-indent="false"/>
      <style:text-properties style:font-name="Times New Roman" style:font-name-complex="Times New Roman" style:font-size-complex="12pt" style:font-style-complex="italic" style:font-weight-complex="bold"/>
    </style:style>
    <style:style style:name="Style_20_1" style:display-name="Style 1" style:family="paragraph" style:parent-style-name="Standard">
      <style:paragraph-properties fo:margin-left="0cm" fo:margin-right="1.401cm" fo:orphans="0" fo:widows="0" fo:text-indent="0cm" style:auto-text-indent="false" style:text-autospace="none"/>
      <style:text-properties style:font-name="Times New Roman" style:font-name-complex="Times New Roman" style:font-size-complex="12pt" style:font-style-complex="italic" style:font-weight-complex="bold"/>
    </style:style>
    <style:style style:name="Blocktext" style:family="paragraph" style:parent-style-name="Standard"/>
    <style:style style:name="Dokumentstruktur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1.401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1.401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1.401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1.401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1.401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1.401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1.401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1.401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5z1" style:family="text">
      <style:text-properties style:font-name="Arial1" fo:font-size="14pt" style:font-size-asian="14pt" style:font-name-complex="Arial1"/>
    </style:style>
    <style:style style:name="Absatz-Standardschriftart" style:family="text"/>
    <style:style style:name="Emphasis" style:family="text">
      <style:text-properties style:font-name="Arial1" fo:font-size="11pt" fo:font-style="italic" style:text-underline-style="solid" style:text-underline-width="auto" style:text-underline-color="font-color" style:font-size-asian="11pt" style:font-style-asian="italic" style:font-name-complex="Arial1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language="none" fo:country="none" style:language-asian="none" style:country-asian="none"/>
    </style:style>
    <style:style style:name="MT1" style:family="text">
      <style:text-properties style:font-name-asian="Arial1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 text:c="10"/></text:span><text:tab/><text:span text:style-name="MT1"> </text:span><text:tab/><text:bookmark text:name="_1142324125"/><text:tab/><text:span text:style-name="MT1"> <text:s text:c="2"/></text:span></text:p>
        <text:p text:style-name="MP1"/>
        <text:p text:style-name="MP2"/>
        <text:p text:style-name="Standard"/>
      </style:header>
      <style:footer>
        <text:p text:style-name="Footer"><text:tab/><text:tab/>Seite<text:span text:style-name="MT1"> </text:span><text:page-number text:select-page="current">5</text:page-number><text:span text:style-name="MT1"> </text:span>von<text:span text:style-name="MT1"> </text:span><text:page-count style:num-format="1">5</text:page-count></text:p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Herbert Grosser</meta:initial-creator>
    <meta:creation-date>2014-01-15T10:39:00</meta:creation-date>
    <dc:date>2014-02-20T08:58:57.31</dc:date>
    <meta:print-date>2004-04-06T14:03:00</meta:print-date>
    <meta:editing-cycles>4</meta:editing-cycles>
    <meta:editing-duration>PT1H16M22S</meta:editing-duration>
    <meta:generator>LibreOffice/3.4$Win32 LibreOffice_project/340m1$Build-402</meta:generator>
    <meta:document-statistic meta:table-count="0" meta:image-count="0" meta:object-count="0" meta:page-count="5" meta:paragraph-count="78" meta:word-count="341" meta:character-count="2581" meta:non-whitespace-character-count="2304"/>
    <meta:user-defined meta:name="Info 1"/>
    <meta:user-defined meta:name="Info 2"/>
    <meta:user-defined meta:name="Info 3"/>
    <meta:user-defined meta:name="Info 4"/>
  </office:meta>
</office:document-meta>
</file>